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dc" draw:textarea-horizontal-align="justify" draw:textarea-vertical-align="middle" draw:auto-grow-height="false" fo:min-height="1.37cm" fo:min-width="6.489cm"/>
      <style:paragraph-properties style:writing-mode="lr-tb"/>
    </style:style>
    <style:style style:name="gr2" style:family="graphic" style:parent-style-name="standard">
      <style:graphic-properties draw:fill-color="#0000dc" draw:textarea-horizontal-align="justify" draw:textarea-vertical-align="middle" draw:auto-grow-height="false" fo:min-height="0.858cm" fo:min-width="4.578cm"/>
      <style:paragraph-properties style:writing-mode="lr-tb"/>
    </style:style>
    <style:style style:name="gr3" style:family="graphic" style:parent-style-name="standard">
      <style:graphic-properties draw:fill-color="#00e3e3" draw:textarea-horizontal-align="justify" draw:textarea-vertical-align="middle" draw:auto-grow-height="false" fo:min-height="1.083cm" fo:min-width="4.578cm"/>
      <style:paragraph-properties style:writing-mode="lr-tb"/>
    </style:style>
    <style:style style:name="gr4" style:family="graphic" style:parent-style-name="standard">
      <style:graphic-properties draw:fill-color="#0000dc" draw:textarea-horizontal-align="justify" draw:textarea-vertical-align="middle" draw:auto-grow-height="false" fo:min-height="1.268cm" fo:min-width="4.578cm"/>
      <style:paragraph-properties style:writing-mode="lr-tb"/>
    </style:style>
    <style:style style:name="gr5" style:family="graphic" style:parent-style-name="standard">
      <style:graphic-properties draw:fill-color="#0000dc" draw:textarea-horizontal-align="justify" draw:textarea-vertical-align="middle" draw:auto-grow-height="false" fo:min-height="1.268cm" fo:min-width="5.843cm"/>
      <style:paragraph-properties style:writing-mode="lr-tb"/>
    </style:style>
    <style:style style:name="gr6" style:family="graphic" style:parent-style-name="standard">
      <style:graphic-properties draw:fill-color="#0000dc" draw:textarea-horizontal-align="justify" draw:textarea-vertical-align="middle" draw:auto-grow-height="false" fo:min-height="1.391cm" fo:min-width="5.845cm"/>
      <style:paragraph-properties style:writing-mode="lr-tb"/>
    </style:style>
    <style:style style:name="gr7" style:family="graphic" style:parent-style-name="standard">
      <style:graphic-properties draw:fill-color="#0000dc" draw:textarea-horizontal-align="justify" draw:textarea-vertical-align="middle" draw:auto-grow-height="false" fo:min-height="1.167cm" fo:min-width="5.213cm"/>
      <style:paragraph-properties style:writing-mode="lr-tb"/>
    </style:style>
    <style:style style:name="gr8" style:family="graphic" style:parent-style-name="standard">
      <style:graphic-properties draw:fill-color="#0000dc" draw:textarea-horizontal-align="justify" draw:textarea-vertical-align="middle" draw:auto-grow-height="false" fo:min-height="0.941cm" fo:min-width="5.213cm"/>
      <style:paragraph-properties style:writing-mode="lr-tb"/>
    </style:style>
    <style:style style:name="gr9" style:family="graphic" style:parent-style-name="standard">
      <style:graphic-properties draw:fill-color="#0000dc" draw:textarea-horizontal-align="justify" draw:textarea-vertical-align="middle" draw:auto-grow-height="false" fo:min-height="1.391cm" fo:min-width="5.213cm"/>
      <style:paragraph-properties style:writing-mode="lr-tb"/>
    </style:style>
    <style:style style:name="gr10" style:family="graphic" style:parent-style-name="standard">
      <style:graphic-properties draw:fill-color="#0000dc" draw:textarea-horizontal-align="justify" draw:textarea-vertical-align="middle" draw:auto-grow-height="false" fo:min-height="0.941cm" fo:min-width="3.31cm"/>
      <style:paragraph-properties style:writing-mode="lr-tb"/>
    </style:style>
    <style:style style:name="gr11" style:family="graphic" style:parent-style-name="standard">
      <style:graphic-properties draw:fill-color="#0000dc" draw:textarea-horizontal-align="justify" draw:textarea-vertical-align="middle" draw:auto-grow-height="false" fo:min-height="0.941cm" fo:min-width="3.308cm"/>
      <style:paragraph-properties style:writing-mode="lr-tb"/>
    </style:style>
    <style:style style:name="gr12" style:family="graphic" style:parent-style-name="standard">
      <style:graphic-properties draw:fill-color="#00e3e3" draw:textarea-horizontal-align="justify" draw:textarea-vertical-align="middle" draw:auto-grow-height="false" fo:min-height="1.083cm" fo:min-width="3.945cm"/>
      <style:paragraph-properties style:writing-mode="lr-tb"/>
    </style:style>
    <style:style style:name="gr13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-color="#0000dc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-color="#00e3e3"/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0000dc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989cm" svg:height="1.62cm" svg:x="10.791cm" svg:y="0.285cm">
          <text:p text:style-name="P1"><text:span text:style-name="T1">vorlesungs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8cm" svg:height="1.108cm" svg:x="5.715cm" svg:y="3.175cm">
          <text:p text:style-name="P1"><text:span text:style-name="T1">seme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78cm" svg:height="1.333cm" svg:x="0.637cm" svg:y="0.635cm">
          <text:p text:style-name="P1"><text:span text:style-name="T1">laufend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078cm" svg:height="1.518cm" svg:x="1.272cm" svg:y="5.854cm">
          <text:p text:style-name="P1"><text:span text:style-name="T1">sem_tit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343cm" svg:height="1.518cm" svg:x="12.072cm" svg:y="5.854cm">
          <text:p text:style-name="P1"><text:span text:style-name="T1">kalenderwoche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45cm" svg:height="1.641cm" svg:x="3.81cm" svg:y="8.519cm">
          <text:p text:style-name="P1"><text:span text:style-name="T1">kalenderwoch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713cm" svg:height="1.417cm" svg:x="8.89cm" svg:y="11.283cm">
          <text:p text:style-name="P1"><text:span text:style-name="T1">vorlesunge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3cm" svg:height="1.191cm" svg:x="8.255cm" svg:y="13.414cm">
          <text:p text:style-name="P1"><text:span text:style-name="T1">vorlesu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3cm" svg:height="1.191cm" svg:x="21.592cm" svg:y="13.335cm">
          <text:p text:style-name="P1"><text:span text:style-name="T1">vorlesu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78cm" svg:height="1.108cm" svg:x="19.678cm" svg:y="3.175cm">
          <text:p text:style-name="P1"><text:span text:style-name="T1">semest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78cm" svg:height="1.333cm" svg:x="22.227cm" svg:y="0.635cm">
          <text:p text:style-name="P1"><text:span text:style-name="T1">laufend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713cm" svg:height="1.641cm" svg:x="16.51cm" svg:y="8.519cm">
          <text:p text:style-name="P4"><text:span text:style-name="T2">kalenderwoch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1cm" svg:height="1.191cm" svg:x="0.635cm" svg:y="15.875cm">
          <text:p text:style-name="P1"><text:span text:style-name="T1">vor_tit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5.08cm" svg:y="15.954cm">
          <text:p text:style-name="P1"><text:span text:style-name="T1">doz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9.527cm" svg:y="15.875cm">
          <text:p text:style-name="P1"><text:span text:style-name="T1">startzei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13.972cm" svg:y="15.954cm">
          <text:p text:style-name="P1"><text:span text:style-name="T1">endzei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18.415cm" svg:y="15.954cm">
          <text:p text:style-name="P1"><text:span text:style-name="T1">kurs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22.86cm" svg:y="15.954cm">
          <text:p text:style-name="P1"><text:span text:style-name="T1">räum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9.525cm" svg:y="19.05cm">
          <text:p text:style-name="P1"><text:span text:style-name="T1">kur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13.97cm" svg:y="19.05cm">
          <text:p text:style-name="P1"><text:span text:style-name="T1">kur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19.05cm" svg:y="19.05cm">
          <text:p text:style-name="P1"><text:span text:style-name="T1">raum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08cm" svg:height="1.191cm" svg:x="23.497cm" svg:y="19.05cm">
          <text:p text:style-name="P1"><text:span text:style-name="T1">raum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445cm" svg:height="1.333cm" svg:x="0cm" svg:y="10.732cm">
          <text:p text:style-name="P1"><text:span text:style-name="T1">numm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445cm" svg:height="1.333cm" svg:x="3.175cm" svg:y="13.272cm">
          <text:p text:style-name="P1"><text:span text:style-name="T1">wochentag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445cm" svg:height="1.333cm" svg:x="16.51cm" svg:y="13.335cm">
          <text:p text:style-name="P1"><text:span text:style-name="T1">wochentag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3.97cm" svg:y1="1.905cm" svg:x2="8.255cm" svg:y2="3.175cm">
          <text:p/>
        </draw:line>
        <draw:line draw:style-name="gr13" draw:text-style-name="P6" draw:layer="layout" svg:x1="13.97cm" svg:y1="1.905cm" svg:x2="22.225cm" svg:y2="3.175cm">
          <text:p/>
        </draw:line>
        <draw:line draw:style-name="gr13" draw:text-style-name="P6" draw:layer="layout" svg:x1="8.255cm" svg:y1="4.283cm" svg:x2="3.81cm" svg:y2="5.854cm">
          <text:p/>
        </draw:line>
        <draw:line draw:style-name="gr13" draw:text-style-name="P6" draw:layer="layout" svg:x1="8.255cm" svg:y1="4.283cm" svg:x2="15.24cm" svg:y2="5.854cm">
          <text:p/>
        </draw:line>
        <draw:line draw:style-name="gr13" draw:text-style-name="P6" draw:layer="layout" svg:x1="14.605cm" svg:y1="7.372cm" svg:x2="6.985cm" svg:y2="8.519cm">
          <text:p/>
        </draw:line>
        <draw:line draw:style-name="gr13" draw:text-style-name="P6" draw:layer="layout" svg:x1="16.51cm" svg:y1="7.372cm" svg:x2="19.685cm" svg:y2="8.519cm">
          <text:p/>
        </draw:line>
        <draw:line draw:style-name="gr13" draw:text-style-name="P6" draw:layer="layout" svg:x1="6.985cm" svg:y1="10.16cm" svg:x2="12.065cm" svg:y2="11.283cm">
          <text:p/>
        </draw:line>
        <draw:line draw:style-name="gr13" draw:text-style-name="P6" draw:layer="layout" svg:x1="11.43cm" svg:y1="12.7cm" svg:x2="11.43cm" svg:y2="13.414cm">
          <text:p/>
        </draw:line>
        <draw:line draw:style-name="gr13" draw:text-style-name="P6" draw:layer="layout" svg:x1="14.605cm" svg:y1="12.065cm" svg:x2="24.765cm" svg:y2="13.335cm">
          <text:p/>
        </draw:line>
        <draw:line draw:style-name="gr13" draw:text-style-name="P6" draw:layer="layout" svg:x1="10.795cm" svg:y1="14.605cm" svg:x2="11.43cm" svg:y2="15.875cm">
          <text:p/>
        </draw:line>
        <draw:line draw:style-name="gr13" draw:text-style-name="P6" draw:layer="layout" svg:x1="10.769cm" svg:y1="14.578cm" svg:x2="6.985cm" svg:y2="15.954cm">
          <text:p/>
        </draw:line>
        <draw:line draw:style-name="gr13" draw:text-style-name="P6" draw:layer="layout" svg:x1="10.795cm" svg:y1="14.581cm" svg:x2="2.54cm" svg:y2="15.875cm">
          <text:p/>
        </draw:line>
        <draw:line draw:style-name="gr13" draw:text-style-name="P6" draw:layer="layout" svg:x1="10.822cm" svg:y1="14.633cm" svg:x2="15.875cm" svg:y2="15.954cm">
          <text:p/>
        </draw:line>
        <draw:line draw:style-name="gr13" draw:text-style-name="P6" draw:layer="layout" svg:x1="10.796cm" svg:y1="14.66cm" svg:x2="20.32cm" svg:y2="15.954cm">
          <text:p/>
        </draw:line>
        <draw:line draw:style-name="gr13" draw:text-style-name="P6" draw:layer="layout" svg:x1="10.77cm" svg:y1="14.717cm" svg:x2="24.765cm" svg:y2="15.875cm">
          <text:p/>
        </draw:line>
        <draw:line draw:style-name="gr13" draw:text-style-name="P6" draw:layer="layout" svg:x1="20.32cm" svg:y1="17.145cm" svg:x2="15.875cm" svg:y2="19.05cm">
          <text:p/>
        </draw:line>
        <draw:line draw:style-name="gr13" draw:text-style-name="P6" draw:layer="layout" svg:x1="19.712cm" svg:y1="17.179cm" svg:x2="11.457cm" svg:y2="19.084cm">
          <text:p/>
        </draw:line>
        <draw:line draw:style-name="gr13" draw:text-style-name="P6" draw:layer="layout" svg:x1="24.765cm" svg:y1="17.145cm" svg:x2="20.955cm" svg:y2="19.05cm">
          <text:p/>
        </draw:line>
        <draw:line draw:style-name="gr13" draw:text-style-name="P6" draw:layer="layout" svg:x1="24.792cm" svg:y1="17.119cm" svg:x2="26.035cm" svg:y2="19.05cm">
          <text:p/>
        </draw:line>
        <draw:line draw:style-name="gr14" draw:text-style-name="P6" draw:layer="layout" svg:x1="5.715cm" svg:y1="1.27cm" svg:x2="8.255cm" svg:y2="3.175cm">
          <text:p/>
        </draw:line>
        <draw:line draw:style-name="gr14" draw:text-style-name="P6" draw:layer="layout" svg:x1="24.13cm" svg:y1="1.905cm" svg:x2="22.86cm" svg:y2="3.175cm">
          <text:p/>
        </draw:line>
        <draw:line draw:style-name="gr14" draw:text-style-name="P6" draw:layer="layout" svg:x1="3.81cm" svg:y1="9.525cm" svg:x2="1.905cm" svg:y2="10.732cm">
          <text:p/>
        </draw:line>
        <draw:line draw:style-name="gr14" draw:text-style-name="P6" draw:layer="layout" svg:x1="8.255cm" svg:y1="13.97cm" svg:x2="7.62cm" svg:y2="13.97cm">
          <text:p/>
        </draw:line>
        <draw:line draw:style-name="gr14" draw:text-style-name="P6" draw:layer="layout" svg:x1="21.59cm" svg:y1="13.97cm" svg:x2="20.955cm" svg:y2="13.97cm">
          <text:p/>
        </draw:lin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6.4000015258789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79cm" fo:margin-bottom="0cm" fo:text-indent="0cm"/>
      <style:text-properties fo:font-size="40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34cm" fo:margin-bottom="0cm" fo:text-indent="0cm"/>
      <style:text-properties fo:font-size="34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3cm" fo:margin-bottom="0cm" fo:text-indent="0cm"/>
      <style:text-properties fo:font-size="2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3.7999992370606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8.628cm" svg:height="7.047cm" svg:x="1.333cm" svg:y="2.397cm"/>
      <draw:page-thumbnail draw:layer="backgroundobjects" svg:width="8.628cm" svg:height="7.047cm" svg:x="1.333cm" svg:y="10.445cm"/>
      <draw:page-thumbnail draw:layer="backgroundobjects" svg:width="8.628cm" svg:height="7.047cm" svg:x="1.333cm" svg:y="18.493cm"/>
      <draw:page-thumbnail draw:layer="backgroundobjects" svg:width="8.628cm" svg:height="7.047cm" svg:x="11.628cm" svg:y="2.397cm"/>
      <draw:page-thumbnail draw:layer="backgroundobjects" svg:width="8.628cm" svg:height="7.047cm" svg:x="11.628cm" svg:y="10.445cm"/>
      <draw:page-thumbnail draw:layer="backgroundobjects" svg:width="8.628cm" svg:height="7.047cm" svg:x="11.628cm" svg:y="18.493cm"/>
    </style:handout-master>
    <style:master-page style:name="Default" style:page-layout-name="PM1" draw:style-name="Mdp1">
      <draw:frame presentation:style-name="Default-title" draw:layer="backgroundobjects" svg:width="25.191cm" svg:height="3.816cm" svg:x="1.399cm" svg:y="0.91cm" presentation:class="title" presentation:placeholder="true">
        <draw:text-box/>
      </draw:frame>
      <draw:frame presentation:style-name="Default-outline1" draw:layer="backgroundobjects" svg:width="25.191cm" svg:height="13.257cm" svg:x="1.399cm" svg:y="5.347cm" presentation:class="outline" presentation:placeholder="true">
        <draw:text-box/>
      </draw:frame>
      <draw:frame presentation:style-name="Mpr1" draw:text-style-name="MP2" draw:layer="backgroundobjects" svg:width="6.521cm" svg:height="1.575cm" svg:x="1.399cm" svg:y="20.82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575cm" svg:x="9.572cm" svg:y="20.82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575cm" svg:x="20.069cm" svg:y="20.82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1:27:21.597834715</meta:creation-date>
    <dc:date>2025-02-01T11:46:32.379399179</dc:date>
    <meta:editing-duration>PT19M5S</meta:editing-duration>
    <meta:editing-cycles>15</meta:editing-cycles>
    <meta:generator>LibreOffice/7.4.7.2$Linux_X86_64 LibreOffice_project/40$Build-2</meta:generator>
    <meta:document-statistic meta:object-count="72"/>
  </office:meta>
</office:document-meta>
</file>